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Consolas1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/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line-height="150%" fo:text-align="end" style:justify-single-word="false"/>
      <style:text-properties fo:font-size="14pt" fo:language="uk" fo:country="UA" style:font-name-asian="Times New Roman1" style:font-size-asian="14pt" style:font-size-complex="14pt"/>
    </style:style>
    <style:style style:name="P12" style:family="paragraph" style:parent-style-name="Standard">
      <style:paragraph-properties fo:line-height="150%" fo:text-align="end" style:justify-single-word="false"/>
      <style:text-properties fo:font-size="14pt" fo:language="ru" fo:country="RU" style:font-size-asian="14pt" style:font-size-complex="14pt"/>
    </style:style>
    <style:style style:name="P13" style:family="paragraph" style:parent-style-name="Standard">
      <style:text-properties fo:language="ru" fo:country="RU" officeooo:rsid="001f878e" officeooo:paragraph-rsid="001f878e"/>
    </style:style>
    <style:style style:name="P14" style:family="paragraph" style:parent-style-name="Standard">
      <style:text-properties fo:language="en" fo:country="US" officeooo:rsid="001d87cf" officeooo:paragraph-rsid="001d87cf"/>
    </style:style>
    <style:style style:name="P15" style:family="paragraph" style:parent-style-name="Standard">
      <style:text-properties fo:language="en" fo:country="US" officeooo:rsid="00172e06" officeooo:paragraph-rsid="00172e06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Standard">
      <style:paragraph-properties style:line-height-at-least="0.1583in"/>
    </style:style>
    <style:style style:name="P19" style:family="paragraph" style:parent-style-name="Standard">
      <style:paragraph-properties style:line-height-at-least="0.1583in"/>
      <style:text-properties fo:color="#000000" loext:opacity="100%" style:font-name="Consolas" fo:font-size="8.39999961853027pt" fo:font-weight="normal" fo:background-color="#ffffff"/>
    </style:style>
    <style:style style:name="P20" style:family="paragraph" style:parent-style-name="Standard">
      <style:paragraph-properties style:line-height-at-least="0.1583in"/>
      <style:text-properties fo:color="#000000" loext:opacity="100%" style:font-name="Consolas" fo:font-size="8.39999961853027pt" fo:language="en" fo:country="US" fo:font-weight="normal" officeooo:rsid="002ff633" officeooo:paragraph-rsid="002ff633" fo:background-color="#ffffff"/>
    </style:style>
    <style:style style:name="P21" style:family="paragraph" style:parent-style-name="Standard">
      <style:paragraph-properties style:line-height-at-least="0.1583in"/>
      <style:text-properties fo:color="#000000" loext:opacity="100%" fo:background-color="#ffffff"/>
    </style:style>
    <style:style style:name="P22" style:family="paragraph" style:parent-style-name="Standard">
      <style:paragraph-properties style:line-height-at-least="0.1583in"/>
      <style:text-properties fo:color="#008000" loext:opacity="100%" style:font-name="Consolas" fo:font-size="8.39999961853027pt" fo:font-weight="normal" fo:background-color="#ffffff"/>
    </style:style>
    <style:style style:name="P23" style:family="paragraph" style:parent-style-name="Standard">
      <style:text-properties officeooo:paragraph-rsid="0014db07"/>
    </style:style>
    <style:style style:name="P24" style:family="paragraph" style:parent-style-name="Standard">
      <style:text-properties fo:language="ru" fo:country="RU" officeooo:rsid="0019de98" officeooo:paragraph-rsid="001964f5"/>
    </style:style>
    <style:style style:name="P25" style:family="paragraph" style:parent-style-name="Standard">
      <style:text-properties fo:language="en" fo:country="US" officeooo:rsid="00330856" officeooo:paragraph-rsid="00330856"/>
    </style:style>
    <style:style style:name="P26" style:family="paragraph" style:parent-style-name="Standard">
      <style:text-properties fo:language="en" fo:country="US" officeooo:rsid="00337412" officeooo:paragraph-rsid="00337412"/>
    </style:style>
    <style:style style:name="P27" style:family="paragraph" style:parent-style-name="Standard">
      <style:text-properties officeooo:paragraph-rsid="001d87c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07d584" style:font-size-asian="14pt" style:font-size-complex="14pt"/>
    </style:style>
    <style:style style:name="T5" style:family="text">
      <style:text-properties fo:font-size="14pt" style:font-name-asian="Times New Roman1" style:font-size-asian="14pt" style:font-size-complex="14pt"/>
    </style:style>
    <style:style style:name="T6" style:family="text">
      <style:text-properties fo:font-size="14pt" fo:language="en" fo:country="US" officeooo:rsid="0007d584" style:font-size-asian="14pt" style:font-size-complex="14pt"/>
    </style:style>
    <style:style style:name="T7" style:family="text">
      <style:text-properties fo:font-size="14pt" fo:language="en" fo:country="US" officeooo:rsid="002d72ba" style:font-size-asian="14pt" style:font-size-complex="14pt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d87cf"/>
    </style:style>
    <style:style style:name="T10" style:family="text">
      <style:text-properties fo:language="ru" fo:country="RU" officeooo:rsid="002b195c"/>
    </style:style>
    <style:style style:name="T11" style:family="text">
      <style:text-properties fo:language="ru" fo:country="RU" officeooo:rsid="0033c8dd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2a07ea"/>
    </style:style>
    <style:style style:name="T14" style:family="text">
      <style:text-properties fo:language="en" fo:country="US" officeooo:rsid="002b195c"/>
    </style:style>
    <style:style style:name="T15" style:family="text">
      <style:text-properties fo:language="en" fo:country="US" officeooo:rsid="0014db07"/>
    </style:style>
    <style:style style:name="T16" style:family="text">
      <style:text-properties fo:language="en" fo:country="US" officeooo:rsid="001d87cf"/>
    </style:style>
    <style:style style:name="T17" style:family="text">
      <style:text-properties style:font-name="Consolas" fo:font-size="8.39999961853027pt" fo:font-weight="normal"/>
    </style:style>
    <style:style style:name="T18" style:family="text">
      <style:text-properties fo:color="#0000ff" loext:opacity="100%"/>
    </style:style>
    <style:style style:name="T19" style:family="text">
      <style:text-properties fo:color="#0000ff" loext:opacity="100%" style:font-name="Consolas" fo:font-size="8.39999961853027pt" fo:font-weight="normal"/>
    </style:style>
    <style:style style:name="T20" style:family="text">
      <style:text-properties fo:color="#001080" loext:opacity="100%"/>
    </style:style>
    <style:style style:name="T21" style:family="text">
      <style:text-properties fo:color="#001080" loext:opacity="100%" style:font-name="Consolas" fo:font-size="8.39999961853027pt" fo:font-weight="normal"/>
    </style:style>
    <style:style style:name="T22" style:family="text">
      <style:text-properties fo:color="#795e26" loext:opacity="100%"/>
    </style:style>
    <style:style style:name="T23" style:family="text">
      <style:text-properties fo:color="#795e26" loext:opacity="100%" style:font-name="Consolas" fo:font-size="8.39999961853027pt" fo:font-weight="normal"/>
    </style:style>
    <style:style style:name="T24" style:family="text">
      <style:text-properties fo:color="#a31515" loext:opacity="100%"/>
    </style:style>
    <style:style style:name="T25" style:family="text">
      <style:text-properties fo:color="#a31515" loext:opacity="100%" style:font-name="Consolas" fo:font-size="8.39999961853027pt" fo:font-weight="normal"/>
    </style:style>
    <style:style style:name="T26" style:family="text">
      <style:text-properties fo:color="#098658" loext:opacity="100%"/>
    </style:style>
    <style:style style:name="T27" style:family="text">
      <style:text-properties fo:color="#098658" loext:opacity="100%" style:font-name="Consolas" fo:font-size="8.39999961853027pt" fo:font-weight="normal"/>
    </style:style>
    <style:style style:name="T28" style:family="text">
      <style:text-properties fo:color="#af00db" loext:opacity="100%"/>
    </style:style>
    <style:style style:name="T29" style:family="text">
      <style:text-properties fo:color="#af00db" loext:opacity="100%" style:font-name="Consolas" fo:font-size="8.39999961853027pt" fo:font-weight="normal"/>
    </style:style>
    <style:style style:name="T30" style:family="text">
      <style:text-properties fo:color="#267f99" loext:opacity="100%"/>
    </style:style>
    <style:style style:name="T31" style:family="text">
      <style:text-properties style:font-name="Times New Roman" fo:font-size="14pt" fo:language="ru" fo:country="RU" officeooo:rsid="0033c8dd"/>
    </style:style>
    <style:style style:name="T32" style:family="text">
      <style:text-properties officeooo:rsid="002b195c"/>
    </style:style>
    <style:style style:name="T33" style:family="text">
      <style:text-properties fo:color="#811f3f" loext:opacity="100%"/>
    </style:style>
    <style:style style:name="T34" style:family="text">
      <style:text-properties fo:color="#811f3f" loext:opacity="100%" style:font-name="Consolas" fo:font-size="8.39999961853027pt" fo:font-weight="normal"/>
    </style:style>
    <style:style style:name="T35" style:family="text">
      <style:text-properties fo:color="#d16969" loext:opacity="100%"/>
    </style:style>
    <style:style style:name="T36" style:family="text">
      <style:text-properties fo:color="#d16969" loext:opacity="100%" style:font-name="Consolas" fo:font-size="8.39999961853027pt" fo:font-weight="normal"/>
    </style:style>
    <style:style style:name="T37" style:family="text">
      <style:text-properties fo:color="#ee0000" loext:opacity="100%"/>
    </style:style>
    <style:style style:name="T38" style:family="text">
      <style:text-properties fo:color="#ee0000" loext:opacity="100%" style:font-name="Consolas" fo:font-size="8.39999961853027pt" fo:font-weight="normal"/>
    </style:style>
    <style:style style:name="T39" style:family="text">
      <style:text-properties fo:color="#0070c1" loext:opacity="100%" style:font-name="Consolas" fo:font-size="8.39999961853027pt" fo:font-weight="normal"/>
    </style:style>
    <style:style style:name="T40" style:family="text">
      <style:text-properties officeooo:rsid="0032194b"/>
    </style:style>
    <style:style style:name="T41" style:family="text">
      <style:text-properties officeooo:rsid="0033c8d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ІНІСТЕРСТВО ОСВІТИ ТА НАУКИ УКРАЇНИ</text:p>
      <text:p text:style-name="P6">Одеський національний політехнічний університет</text:p>
      <text:p text:style-name="P6">Інститут Комп’ютерних Систем</text:p>
      <text:p text:style-name="P4"><text:span text:style-name="T1">Кафедра Інформаційних </text:span><text:span text:style-name="T2">Т</text:span><text:span text:style-name="T1">ехнологій</text:span></text:p>
      <text:p text:style-name="P5"/>
      <text:p text:style-name="P5"/>
      <text:p text:style-name="P5"/>
      <text:p text:style-name="P5"/>
      <text:p text:style-name="P4"><text:span text:style-name="T1">Протокол лабораторної роботи №</text:span><text:span text:style-name="T7">4</text:span></text:p>
      <text:p text:style-name="P4"><text:span text:style-name="T1">з дисципліни </text:span><text:span text:style-name="T6"><text:s/></text:span><text:span text:style-name="T4">Кроссплатформенное программирование</text:span></text:p>
      <text:p text:style-name="P4"><text:span text:style-name="T1">на тему: «</text:span><text:span text:style-name="T3">РЕГУЛЯРНЫЕ ВЫРАЖЕНИЯ В JAVASCRIPT</text:span><text:span text:style-name="T1">»</text:span><text:span text:style-name="T3"> </text:span></text:p>
      <text:p text:style-name="P5"/>
      <text:p text:style-name="P5"/>
      <text:p text:style-name="P5"/>
      <text:p text:style-name="P5"/>
      <text:p text:style-name="P5"/>
      <text:p text:style-name="P7">Виконав студент групи</text:p>
      <text:p text:style-name="P7">АД-181</text:p>
      <text:p text:style-name="P11">Батура М.Ю.</text:p>
      <text:p text:style-name="P4"><text:span text:style-name="T5"><text:s text:c="71"/></text:span><text:span text:style-name="T1">Прийняв</text:span></text:p>
      <text:p text:style-name="P12">Рудниченко Н.Д.</text:p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8">Одеса, 2020</text:p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6"><text:a xlink:type="simple" xlink:href="#__RefHeading___Toc764_1751186770" text:style-name="Index_20_Link" text:visited-style-name="Index_20_Link">Практическая часть<text:tab/>3</text:a></text:p>
          <text:p text:style-name="P16"><text:a xlink:type="simple" xlink:href="#__RefHeading___Toc770_1751186770" text:style-name="Index_20_Link" text:visited-style-name="Index_20_Link">Порядок выполнения работы:<text:tab/>4</text:a></text:p>
          <text:p text:style-name="P16"><text:a xlink:type="simple" xlink:href="#__RefHeading___Toc768_1751186770" text:style-name="Index_20_Link" text:visited-style-name="Index_20_Link">Ответы на контрольные вопросы:<text:tab/>6</text:a></text:p>
          <text:p text:style-name="P16"><text:a xlink:type="simple" xlink:href="#__RefHeading___Toc766_1751186770" text:style-name="Index_20_Link" text:visited-style-name="Index_20_Link">Вывод:<text:tab/>6</text:a></text:p>
        </text:index-body>
      </text:table-of-content>
      <text:p text:style-name="P9"/>
      <text:p text:style-name="P1"><text:bookmark-start text:name="__RefHeading___Toc764_1751186770"/>Практическая часть<text:bookmark-end text:name="__RefHeading___Toc764_1751186770"/></text:p>
      <text:p text:style-name="Standard">Задание 1: Пользователь вводит свои имя и фамилию (два слова, разделённые</text:p>
      <text:p text:style-name="Standard">пробелом).</text:p>
      <text:p text:style-name="Standard">1. Найти в заготовленном списке введенные данные</text:p>
      <text:p text:style-name="Standard">2. Заменить найденные данные на Иванов Иван</text:p>
      <text:p text:style-name="Standard">Список:</text:p>
      <text:p text:style-name="Standard">Кузьмин Иван</text:p>
      <text:p text:style-name="Standard">Петров Петр</text:p>
      <text:p text:style-name="Standard">Федоров Иван</text:p>
      <text:p text:style-name="Standard">Задание 2: Извлечь из строки все числа (числом считать одну или несколько цифр,</text:p>
      <text:p text:style-name="Standard">идущих подряд).</text:p>
      <text:p text:style-name="Standard">Задание 3: Пользователь вводит свои имя и фамилию (два слова, разделённые</text:p>
      <text:p text:style-name="Standard">пробелом). Проверить правильность ввода, вывести сначала фамилию, затем имя.</text:p>
      <text:p text:style-name="Standard">Рекомендации:</text:p>
      <text:p text:style-name="Standard">Можно использовать скобочные группы для обнаружения подшаблонов</text:p>
      <text:p text:style-name="Standard">Задание 4:Проверьте, что строка, введенная пользователем, является десятичной</text:p>
      <text:p text:style-name="Standard">дробью или целым числом. Выведите сначала целую, затем дробную части. Учтите, что</text:p>
      <text:p text:style-name="Standard">разделителем может быть как запятая, так и точка.</text:p>
      <text:p text:style-name="Standard"/>
      <text:p text:style-name="Standard">Задание 5: Пользователь вводит путь к файлу на компьютере. Последовательно</text:p>
      <text:p text:style-name="Standard">вывести имена папок, которые нужно открыть, чтобы получить доступ к файлу.</text:p>
      <text:p text:style-name="Standard">Задание 6: Составить рег. выражение, проверяющее, является ли указанная строка</text:p>
      <text:p text:style-name="Standard">номером телефона в любом из следующих форматов:</text:p>
      <text:p text:style-name="Standard">89001234567 +79001234567</text:p>
      <text:p text:style-name="Standard"><text:soft-page-break/>8 900 123 45 67 +7 900 123 45 67</text:p>
      <text:p text:style-name="Standard">8 (900) 123-45-67 +7 (900) 123-45-67</text:p>
      <text:p text:style-name="Standard">8(900)123-45-67 +7(900)123-45-67</text:p>
      <text:p text:style-name="Standard">Задание 7: Найдите в тексте слова, состоящие из 15 и более символов. Замените</text:p>
      <text:p text:style-name="Standard">такие слова в тексте на слова вида «абстр…ние».</text:p>
      <text:p text:style-name="Standard">Задание 8: С помощью регулярных выражений удалите в тексте суффиксы -ик-:</text:p>
      <text:p text:style-name="Standard">домик -&amp;gt; дом, столик -&amp;gt; стол, ключик -&amp;gt; ключ</text:p>
      <text:p text:style-name="Standard">При этом «ик» не должен удалиться в таких словах как «икра», «абрикос» и т.п.</text:p>
      <text:p text:style-name="Heading"><text:bookmark-start text:name="__RefHeading___Toc770_1751186770"/>Порядок выполнения работы:<text:bookmark-end text:name="__RefHeading___Toc770_1751186770"/></text:p>
      <text:p text:style-name="Standard">Task1:</text:p>
      <text:p text:style-name="P19"><text:span text:style-name="T18">let</text:span> <text:span text:style-name="T20">list</text:span> = [<text:span text:style-name="T24">"Кузьмин Иван"</text:span>,<text:span text:style-name="T24">"Петров Петр"</text:span>,<text:span text:style-name="T24">"Федоров Иван"</text:span>];</text:p>
      <text:p text:style-name="P19"><text:span text:style-name="T18">let</text:span> <text:span text:style-name="T20">str</text:span> = <text:span text:style-name="T24">"Кузьмин Иван, Петров Петр, Федоров Иван"</text:span></text:p>
      <text:p text:style-name="P18"/>
      <text:p text:style-name="P19"><text:span text:style-name="T18">let</text:span> <text:span text:style-name="T20">replaceBy</text:span> = <text:span text:style-name="T24">"Иванов Иван"</text:span></text:p>
      <text:p text:style-name="P19"><text:span text:style-name="T18">let</text:span> <text:span text:style-name="T20">name</text:span> = <text:span text:style-name="T22">prompt</text:span>(<text:span text:style-name="T24">"Enter name: "</text:span>);</text:p>
      <text:p text:style-name="P19"><text:span text:style-name="T18">let</text:span> <text:span text:style-name="T20">regexp</text:span> = <text:span text:style-name="T18">new</text:span> <text:span text:style-name="T30">RegExp</text:span>(<text:span text:style-name="T20">name</text:span>)</text:p>
      <text:p text:style-name="P18"/>
      <text:p text:style-name="P19"><text:span text:style-name="T20">console</text:span>.<text:span text:style-name="T22">log</text:span>(<text:span text:style-name="T20">regexp</text:span>);</text:p>
      <text:p text:style-name="P19"><text:span text:style-name="T18">let</text:span> <text:span text:style-name="T20">newStr</text:span> = <text:span text:style-name="T20">str</text:span>.<text:span text:style-name="T22">replace</text:span>(<text:span text:style-name="T20">regexp</text:span>, <text:span text:style-name="T20">replaceBy</text:span>);</text:p>
      <text:p text:style-name="P19"><text:span text:style-name="T20">console</text:span>.<text:span text:style-name="T22">log</text:span>(<text:span text:style-name="T20">newStr</text:span>);</text:p>
      <text:p text:style-name="P19"/>
      <text:p text:style-name="Code"/>
      <text:p text:style-name="Standard">Task2:</text:p>
      <text:p text:style-name="P19"><text:span text:style-name="T18">let</text:span> <text:span text:style-name="T20">a</text:span> =<text:span text:style-name="T33"> /\d</text:span>+<text:span text:style-name="T33">/</text:span><text:span text:style-name="T18">g</text:span></text:p>
      <text:p text:style-name="P19"><text:span text:style-name="T18">let</text:span> <text:span text:style-name="T20">str</text:span> = <text:span text:style-name="T22">prompt</text:span>(<text:span text:style-name="T24">"enter string"</text:span>)</text:p>
      <text:p text:style-name="P19"><text:span text:style-name="T18">let</text:span> <text:span text:style-name="T20">arr</text:span> = <text:span text:style-name="T20">str</text:span>.<text:span text:style-name="T22">match</text:span>(<text:span text:style-name="T20">a</text:span>)</text:p>
      <text:p text:style-name="P18"/>
      <text:p text:style-name="P19"><text:span text:style-name="T20">console</text:span>.<text:span text:style-name="T22">log</text:span>(<text:span text:style-name="T20">arr</text:span>);</text:p>
      <text:p text:style-name="P19"/>
      <text:p text:style-name="Code"/>
      <text:p text:style-name="Standard">Task3:</text:p>
      <text:p text:style-name="P22">// 3: Пользователь вводит свои имя и фамилию (два слова, разделённые</text:p>
      <text:p text:style-name="P22">//     пробелом). Проверить правильность ввода, вывести сначала фамилию, затем имя.</text:p>
      <text:p text:style-name="P22">//     Рекомендации:</text:p>
      <text:p text:style-name="P22">//     Можно использовать скобочные группы для обнаружения подшаблонов</text:p>
      <text:p text:style-name="P22">// не понял задания</text:p>
      <text:p text:style-name="Code"/>
      <text:p text:style-name="P23"><text:span text:style-name="T15">Task4:</text:span></text:p>
      <text:p text:style-name="P19"><text:span text:style-name="T18">let</text:span> <text:span text:style-name="T20">regConf</text:span> = <text:span text:style-name="T18">new</text:span> <text:span text:style-name="T30">RegExp</text:span>(<text:span text:style-name="T33">/</text:span><text:span text:style-name="T35">([</text:span><text:span text:style-name="T33">a-z</text:span><text:span text:style-name="T35">]</text:span><text:span text:style-name="T37">|</text:span><text:span text:style-name="T35">[</text:span><text:span text:style-name="T33">A-Z</text:span><text:span text:style-name="T35">])</text:span><text:span text:style-name="T33">/</text:span>)</text:p>
      <text:p text:style-name="P19"><text:span text:style-name="T18">let</text:span> <text:span text:style-name="T20">regDot</text:span> = <text:span text:style-name="T18">new</text:span> <text:span text:style-name="T30">RegExp</text:span>(<text:span text:style-name="T33">/\d</text:span>+<text:span text:style-name="T35">(</text:span><text:span text:style-name="T37">\.|\,</text:span><text:span text:style-name="T35">)</text:span><text:span text:style-name="T33">\d</text:span>+<text:span text:style-name="T33">/</text:span>)</text:p>
      <text:p text:style-name="P18"/>
      <text:p text:style-name="P19"><text:span text:style-name="T18">let</text:span> <text:span text:style-name="T20">str</text:span> = <text:span text:style-name="T22">prompt</text:span>(<text:span text:style-name="T24">"enter num"</text:span>)</text:p>
      <text:p text:style-name="P18"/>
      <text:p text:style-name="P19"><text:span text:style-name="T28">if</text:span>(<text:span text:style-name="T20">str</text:span>.<text:span text:style-name="T22">search</text:span>(<text:span text:style-name="T20">regConf</text:span>)===-<text:span text:style-name="T26">1</text:span>){</text:p>
      <text:p text:style-name="P21"><text:soft-page-break/>    <text:span text:style-name="T21">console</text:span><text:span text:style-name="T17">.</text:span><text:span text:style-name="T23">log</text:span><text:span text:style-name="T17">(</text:span><text:span text:style-name="T21">str</text:span><text:span text:style-name="T17">);</text:span></text:p>
      <text:p text:style-name="P21">    <text:span text:style-name="T29">if</text:span><text:span text:style-name="T17">((</text:span><text:span text:style-name="T21">str</text:span><text:span text:style-name="T17">.</text:span><text:span text:style-name="T23">search</text:span><text:span text:style-name="T17">(</text:span><text:span text:style-name="T21">regDot</text:span><text:span text:style-name="T17">))===-</text:span><text:span text:style-name="T27">1</text:span><text:span text:style-name="T17">){</text:span></text:p>
      <text:p text:style-name="P21">        <text:span text:style-name="T21">console</text:span><text:span text:style-name="T17">.</text:span><text:span text:style-name="T23">log</text:span><text:span text:style-name="T17">(</text:span><text:span text:style-name="T21">str</text:span><text:span text:style-name="T17">);</text:span></text:p>
      <text:p text:style-name="P21">    <text:span text:style-name="T17">}</text:span><text:span text:style-name="T29">else</text:span><text:span text:style-name="T17">{</text:span></text:p>
      <text:p text:style-name="P21">        <text:span text:style-name="T19">let</text:span><text:span text:style-name="T17"> </text:span><text:span text:style-name="T21">newStr</text:span><text:span text:style-name="T17"> = </text:span><text:span text:style-name="T21">str</text:span><text:span text:style-name="T17">.</text:span><text:span text:style-name="T23">split</text:span><text:span text:style-name="T17">(</text:span><text:span text:style-name="T34">/</text:span><text:span text:style-name="T36">(</text:span><text:span text:style-name="T38">\.|\,</text:span><text:span text:style-name="T36">)</text:span><text:span text:style-name="T34">/</text:span><text:span text:style-name="T17">);</text:span></text:p>
      <text:p text:style-name="P21">        <text:span text:style-name="T21">console</text:span><text:span text:style-name="T17">.</text:span><text:span text:style-name="T23">log</text:span><text:span text:style-name="T17">(</text:span><text:span text:style-name="T21">newStr</text:span><text:span text:style-name="T17">);</text:span></text:p>
      <text:p text:style-name="P21">        <text:span text:style-name="T21">console</text:span><text:span text:style-name="T17">.</text:span><text:span text:style-name="T23">log</text:span><text:span text:style-name="T17">(</text:span><text:span text:style-name="T21">newStr</text:span><text:span text:style-name="T17">[</text:span><text:span text:style-name="T27">2</text:span><text:span text:style-name="T17">]);</text:span></text:p>
      <text:p text:style-name="P21">        <text:span text:style-name="T21">console</text:span><text:span text:style-name="T17">.</text:span><text:span text:style-name="T23">log</text:span><text:span text:style-name="T17">(</text:span><text:span text:style-name="T21">newStr</text:span><text:span text:style-name="T17">[</text:span><text:span text:style-name="T27">0</text:span><text:span text:style-name="T17">]);</text:span></text:p>
      <text:p text:style-name="P21">    <text:span text:style-name="T17">}</text:span></text:p>
      <text:p text:style-name="P19">}</text:p>
      <text:p text:style-name="Code"/>
      <text:p text:style-name="P15">Task5:</text:p>
      <text:p text:style-name="P19"><text:span text:style-name="T18">let</text:span> <text:span text:style-name="T20">str</text:span> = <text:span text:style-name="T22">prompt</text:span>(<text:span text:style-name="T24">"enter : "</text:span>)</text:p>
      <text:p text:style-name="P18"/>
      <text:p text:style-name="P19"><text:span text:style-name="T18">let</text:span> <text:span text:style-name="T20">regexp</text:span> = <text:span text:style-name="T18">new</text:span> <text:span text:style-name="T30">RegExp</text:span>(<text:span text:style-name="T33">/</text:span><text:span text:style-name="T37">\\</text:span><text:span text:style-name="T33">/</text:span>)</text:p>
      <text:p text:style-name="P18"/>
      <text:p text:style-name="P19"><text:span text:style-name="T18">let</text:span> <text:span text:style-name="T20">arr</text:span> = <text:span text:style-name="T20">str</text:span>.<text:span text:style-name="T22">split</text:span>(<text:span text:style-name="T20">regexp</text:span>)</text:p>
      <text:p text:style-name="P18"/>
      <text:p text:style-name="P19"><text:span text:style-name="T20">console</text:span>.<text:span text:style-name="T22">log</text:span>(<text:span text:style-name="T20">arr</text:span>);</text:p>
      <text:p text:style-name="P19"><text:span text:style-name="T28">for</text:span>(<text:span text:style-name="T20">i</text:span> <text:span text:style-name="T18">in</text:span> <text:span text:style-name="T20">arr</text:span>){</text:p>
      <text:p text:style-name="P21">    <text:span text:style-name="T21">console</text:span><text:span text:style-name="T17">.</text:span><text:span text:style-name="T23">log</text:span><text:span text:style-name="T17">(</text:span><text:span text:style-name="T21">arr</text:span><text:span text:style-name="T17">[</text:span><text:span text:style-name="T21">i</text:span><text:span text:style-name="T17">]+</text:span><text:span text:style-name="T25">"</text:span><text:span text:style-name="T38">\n</text:span><text:span text:style-name="T25">"</text:span><text:span text:style-name="T17">);</text:span></text:p>
      <text:p text:style-name="P19">}</text:p>
      <text:p text:style-name="P19"/>
      <text:p text:style-name="Standard">Task6:</text:p>
      <text:p text:style-name="P20"><text:span text:style-name="T18">let</text:span> <text:span text:style-name="T20">regexp</text:span> = <text:span text:style-name="T18">new</text:span> <text:span text:style-name="T30">RegExp</text:span>(<text:span text:style-name="T33">/</text:span><text:span text:style-name="T37">^</text:span><text:span text:style-name="T35">((</text:span><text:span text:style-name="T33">8</text:span><text:span text:style-name="T37">|\+</text:span><text:span text:style-name="T33">7</text:span><text:span text:style-name="T35">)[</text:span><text:span text:style-name="T33">\- </text:span><text:span text:style-name="T35">]</text:span>?<text:span text:style-name="T35">)</text:span>?<text:span text:style-name="T35">(</text:span><text:span text:style-name="T37">\(</text:span>?<text:span text:style-name="T33">\d</text:span>{3}<text:span text:style-name="T37">\)</text:span>?<text:span text:style-name="T35">[</text:span><text:span text:style-name="T33">\- </text:span><text:span text:style-name="T35">]</text:span>?<text:span text:style-name="T35">)</text:span>?<text:span text:style-name="T35">[</text:span><text:span text:style-name="T33">\d\- </text:span><text:span text:style-name="T35">]</text:span>{7,10}<text:span text:style-name="T37">$</text:span><text:span text:style-name="T33">/</text:span>);</text:p>
      <text:p text:style-name="P19"><text:span text:style-name="T18">let</text:span> <text:span text:style-name="T20">regexpNums</text:span> = <text:span text:style-name="T18">new</text:span> <text:span text:style-name="T30">RegExp</text:span>(<text:span text:style-name="T33">/\d</text:span>{4,4}<text:span text:style-name="T33">\d</text:span>{11,11}<text:span text:style-name="T37">$</text:span><text:span text:style-name="T33">/</text:span>)</text:p>
      <text:p text:style-name="P18"/>
      <text:p text:style-name="P19"><text:span text:style-name="T18">let</text:span> <text:span text:style-name="T20">phoneNum</text:span> = <text:span text:style-name="T22">prompt</text:span>(<text:span text:style-name="T24">"Enter phone number: "</text:span>);</text:p>
      <text:p text:style-name="P18"/>
      <text:p text:style-name="P19"><text:span text:style-name="T20">console</text:span>.<text:span text:style-name="T22">log</text:span>(<text:span text:style-name="T20">regexp</text:span>.<text:span text:style-name="T22">test</text:span>(<text:span text:style-name="T20">phoneNum</text:span>));</text:p>
      <text:p text:style-name="P19"><text:span text:style-name="T20">console</text:span>.<text:span text:style-name="T22">log</text:span>(<text:span text:style-name="T20">regexpNums</text:span>.<text:span text:style-name="T22">test</text:span>(<text:span text:style-name="T20">phoneNum</text:span>));</text:p>
      <text:p text:style-name="P18"/>
      <text:p text:style-name="P19"><text:span text:style-name="T28">if</text:span>(<text:span text:style-name="T20">regexp</text:span>.<text:span text:style-name="T22">test</text:span>(<text:span text:style-name="T20">phoneNum</text:span>) || <text:span text:style-name="T20">regexpNums</text:span>.<text:span text:style-name="T22">test</text:span>(<text:span text:style-name="T20">phoneNum</text:span>)){</text:p>
      <text:p text:style-name="P21">    <text:span text:style-name="T21">console</text:span><text:span text:style-name="T17">.</text:span><text:span text:style-name="T23">log</text:span><text:span text:style-name="T17">(</text:span><text:span text:style-name="T21">phoneNum</text:span><text:span text:style-name="T17">);</text:span></text:p>
      <text:p text:style-name="P19">}<text:span text:style-name="T28">else</text:span>{</text:p>
      <text:p text:style-name="P21">    <text:span text:style-name="T21">console</text:span><text:span text:style-name="T17">.</text:span><text:span text:style-name="T23">log</text:span><text:span text:style-name="T17">(</text:span><text:span text:style-name="T25">"Phone num is not valid"</text:span><text:span text:style-name="T17">);</text:span></text:p>
      <text:p text:style-name="P19">}</text:p>
      <text:p text:style-name="P20"/>
      <text:p text:style-name="Standard">Task7:</text:p>
      <text:p text:style-name="P20"><text:span text:style-name="T18">let</text:span> <text:span text:style-name="T20">userString</text:span> = <text:span text:style-name="T22">prompt</text:span>(<text:span text:style-name="T24">"Enter string: "</text:span>)</text:p>
      <text:p text:style-name="P18"/>
      <text:p text:style-name="P19"><text:span text:style-name="T18">let</text:span> <text:span text:style-name="T20">arr</text:span> = <text:span text:style-name="T20">userString</text:span>.<text:span text:style-name="T22">split</text:span>(<text:span text:style-name="T33">/\s/</text:span>)</text:p>
      <text:p text:style-name="P18"/>
      <text:p text:style-name="P19"><text:span text:style-name="T28">for</text:span>(<text:span text:style-name="T20">i</text:span> <text:span text:style-name="T18">in</text:span> <text:span text:style-name="T20">arr</text:span>){</text:p>
      <text:p text:style-name="P21">    <text:span text:style-name="T29">if</text:span><text:span text:style-name="T17">(</text:span><text:span text:style-name="T21">arr</text:span><text:span text:style-name="T17">[</text:span><text:span text:style-name="T21">i</text:span><text:span text:style-name="T17">].</text:span><text:span text:style-name="T39">length</text:span><text:span text:style-name="T17"> &gt;= </text:span><text:span text:style-name="T27">15</text:span><text:span text:style-name="T17">){</text:span></text:p>
      <text:p text:style-name="P21">        <text:span text:style-name="T21">arr</text:span><text:span text:style-name="T17">[</text:span><text:span text:style-name="T21">i</text:span><text:span text:style-name="T17">] = </text:span><text:span text:style-name="T25">"«абстр…ние»"</text:span></text:p>
      <text:p text:style-name="P21">    <text:span text:style-name="T17">}</text:span></text:p>
      <text:p text:style-name="P19">}</text:p>
      <text:p text:style-name="P19"><text:span text:style-name="T20">console</text:span>.<text:span text:style-name="T22">log</text:span>(<text:span text:style-name="T20">arr</text:span>);</text:p>
      <text:p text:style-name="P20"/>
      <text:p text:style-name="Standard"><text:soft-page-break/>Task8:</text:p>
      <text:p text:style-name="P20"><text:span text:style-name="T18">let</text:span> <text:span text:style-name="T20">regexp</text:span> = <text:span text:style-name="T18">new</text:span> <text:span text:style-name="T30">RegExp</text:span>(<text:span text:style-name="T24">"(ик)$"</text:span>);</text:p>
      <text:p text:style-name="P18"/>
      <text:p text:style-name="P19"><text:span text:style-name="T18">let</text:span> <text:span text:style-name="T20">str</text:span> = <text:span text:style-name="T22">prompt</text:span>(<text:span text:style-name="T24">"enter string: "</text:span>);</text:p>
      <text:p text:style-name="P18"/>
      <text:p text:style-name="P19"><text:span text:style-name="T18">let</text:span> <text:span text:style-name="T20">string</text:span> = <text:span text:style-name="T20">str</text:span>.<text:span text:style-name="T22">split</text:span>(<text:span text:style-name="T33">/\s</text:span><text:span text:style-name="T37">|\,</text:span><text:span text:style-name="T33">\s</text:span><text:span text:style-name="T37">|\,|\.</text:span><text:span text:style-name="T33">/</text:span>);</text:p>
      <text:p text:style-name="P19"><text:span text:style-name="T20">console</text:span>.<text:span text:style-name="T22">log</text:span>(<text:span text:style-name="T20">string</text:span>);</text:p>
      <text:p text:style-name="P19"><text:span text:style-name="T20">string</text:span> = <text:span text:style-name="T20">string</text:span>.<text:span text:style-name="T22">map</text:span>(<text:span text:style-name="T20">el</text:span> <text:span text:style-name="T18">=&gt;</text:span> <text:span text:style-name="T20">el</text:span>.<text:span text:style-name="T22">replace</text:span>(<text:span text:style-name="T20">regexp</text:span>, <text:span text:style-name="T24">""</text:span>));</text:p>
      <text:p text:style-name="P19"><text:span text:style-name="T20">console</text:span>.<text:span text:style-name="T22">log</text:span>(<text:span text:style-name="T20">string</text:span>);</text:p>
      <text:p text:style-name="P20"/>
      <text:p text:style-name="Code"/>
      <text:p text:style-name="Heading"><text:bookmark-start text:name="__RefHeading___Toc768_1751186770"/>Ответы на контрольные вопросы:<text:bookmark-end text:name="__RefHeading___Toc768_1751186770"/></text:p>
      <text:p text:style-name="P24"><text:span text:style-name="T13">1. Понятие и назначение регулярных выражений.</text:span></text:p>
      <text:p text:style-name="P24"><text:span text:style-name="T13"><text:tab/></text:span><text:span text:style-name="T40">Язык поиска и осуществления манипуляций с подстроками в строке.</text:span></text:p>
      <text:p text:style-name="P24"><text:span text:style-name="T13">2. Какие способы реализации регулярных выражений в Javascript Вам известны?</text:span></text:p>
      <text:p text:style-name="P25">let re = /”Regular ex”/</text:p>
      <text:p text:style-name="P25">let re = new RegEx(“Regular ex”)</text:p>
      <text:p text:style-name="P24"><text:span text:style-name="T13">3. Методы по работе с регялрынми выражениями?</text:span></text:p>
      <text:p text:style-name="P26">exec – <text:span text:style-name="T8">поиск совпадения в строке, возвращает массив</text:span></text:p>
      <text:p text:style-name="P26">test – <text:span text:style-name="T8">тестирует совпадение в строке, возвращает булеан</text:span></text:p>
      <text:p text:style-name="P26">match – <text:span text:style-name="T8">поиск совпадения в строке, возвращает массив или нул</text:span></text:p>
      <text:p text:style-name="P26">search – <text:span text:style-name="T8">тестирует на совпадения, возвращает индекс совпадения или -1</text:span></text:p>
      <text:p text:style-name="P26">replace – <text:span text:style-name="T8">ищет совпадение в строке и заменяет его на указанную строку</text:span></text:p>
      <text:p text:style-name="P26">split – <text:span text:style-name="T8">разбивает строку на подстроки по указанному выражению</text:span></text:p>
      <text:p text:style-name="P24"><text:span text:style-name="T13">4. Классы поиска по шаблону в Javascript.</text:span></text:p>
      <text:p text:style-name="Heading"><text:bookmark-start text:name="__RefHeading___Toc766_1751186770"/>Вывод:<text:bookmark-end text:name="__RefHeading___Toc766_1751186770"/></text:p>
      <text:p text:style-name="P27"><text:span text:style-name="T9"><text:tab/>В ходе лабораторной работы получены знания о</text:span><text:span text:style-name="T16"> </text:span><text:span text:style-name="T14">р</text:span><text:span text:style-name="T10">аботе с </text:span><text:span text:style-name="T31">регулярными выражениями</text:span><text:span text:style-name="T10"> </text:span><text:span text:style-name="T16"><text:s/>JavaScript.</text:span></text:p>
      <text:p text:style-name="P14"/>
      <text:p text:style-name="P13"><text:span text:style-name="T12">GitHub: </text:span><text:a xlink:type="simple" xlink:href="https://github.com/bet9nz9/JS" text:style-name="Internet_20_link" text:visited-style-name="Visited_20_Internet_20_Link">https://github.com/bet9nz9/JS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Consolas1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/>
      <style:text-properties style:font-name="Times New Roman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fo:text-align="center" style:justify-single-word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de" style:family="paragraph" style:parent-style-name="Standard" style:master-page-name="">
      <style:paragraph-properties style:page-number="auto"/>
      <style:text-properties style:font-name="Consolas1" fo:font-family="Consolas" style:font-style-name="Обычный" style:font-family-generic="modern" style:font-pitch="fixed" fo:font-size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editing-duration>PT42M34S</meta:editing-duration>
    <meta:editing-cycles>51</meta:editing-cycles>
    <dc:date>2020-10-10T15:52:48.396000000</dc:date>
    <meta:document-statistic meta:table-count="0" meta:image-count="0" meta:object-count="0" meta:page-count="6" meta:paragraph-count="137" meta:word-count="621" meta:character-count="4804" meta:non-whitespace-character-count="4142"/>
  </office:meta>
</office:document-meta>
</file>